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50000003EC920F73A.png" manifest:media-type="image/png"/>
  <manifest:file-entry manifest:full-path="Pictures/1000000100000315000000F4673F86B6.png" manifest:media-type="image/png"/>
  <manifest:file-entry manifest:full-path="Pictures/1000000100000315000001427FEB91F4.png" manifest:media-type="image/png"/>
  <manifest:file-entry manifest:full-path="Pictures/100000010000022A000000DC21E7FFB6.png" manifest:media-type="image/png"/>
  <manifest:file-entry manifest:full-path="Pictures/100000010000028500000050866FE7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rsid="0001cab6" officeooo:paragraph-rsid="0001cab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2" text:anchor-type="as-char" svg:width="14.64cm" svg:height="1.815cm" draw:z-index="0"><draw:image xlink:href="Pictures/100000010000028500000050866FE7ED.png" xlink:type="simple" xlink:show="embed" xlink:actuate="onLoad" draw:mime-type="image/png"/></draw:frame></text:p>
      <text:p text:style-name="P1"><draw:frame draw:style-name="fr2" draw:name="Изображение1" text:anchor-type="char" svg:width="14.649cm" svg:height="5.816cm" draw:z-index="1"><draw:image xlink:href="Pictures/100000010000022A000000DC21E7FFB6.png" xlink:type="simple" xlink:show="embed" xlink:actuate="onLoad" draw:mime-type="image/png"/></draw:frame>в</text:p>
      <text:p text:style-name="P1">ffdfdfdfd</text:p>
      <text:p text:style-name="P1">fd</text:p>
      <text:p text:style-name="P1"><draw:frame draw:style-name="fr3" draw:name="Изображение5" text:anchor-type="char" svg:width="14.651cm" svg:height="5.978cm" draw:z-index="3"><draw:image xlink:href="Pictures/1000000100000315000001427FEB91F4.png" xlink:type="simple" xlink:show="embed" xlink:actuate="onLoad" draw:mime-type="image/png"/></draw:frame></text:p>
      <text:p text:style-name="P1"><draw:frame draw:style-name="fr3" draw:name="Изображение3" text:anchor-type="char" svg:width="14.651cm" svg:height="4.53cm" draw:z-index="2"><draw:image xlink:href="Pictures/1000000100000315000000F4673F86B6.png" xlink:type="simple" xlink:show="embed" xlink:actuate="onLoad" draw:mime-type="image/png"/></draw:frame>sdfsdf</text:p>
      <text:p text:style-name="P1"/>
      <text:p text:style-name="P1"><draw:frame draw:style-name="fr3" draw:name="Изображение4" text:anchor-type="char" svg:width="14.651cm" svg:height="1.15cm" draw:z-index="4"><draw:image xlink:href="Pictures/10000001000003150000003EC920F73A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, 'DejaVu Sans'" style:font-family-generic="swiss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'Droid Sans Fallback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, 'DejaVu Sans'" style:font-family-generic="swiss" fo:font-size="10pt" fo:language="en" fo:country="US" style:font-name-asian="SimSun" style:font-family-asian="SimSun, 'Droid Sans Fallback'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1</meta:initial-creator>
    <meta:creation-date>2025-03-04T20:57:40</meta:creation-date>
    <dc:date>2025-03-04T20:43:29.895397766</dc:date>
    <meta:editing-cycles>3</meta:editing-cycles>
    <meta:editing-duration>P12DT8H16M8S</meta:editing-duration>
    <meta:document-statistic meta:table-count="0" meta:image-count="5" meta:object-count="0" meta:page-count="1" meta:paragraph-count="5" meta:word-count="4" meta:character-count="18" meta:non-whitespace-character-count="18"/>
    <meta:generator>LibreOffice/24.8.4.2$Linux_X86_64 LibreOffice_project/480$Build-2</meta:generator>
    <meta:user-defined meta:name="KSOProductBuildVer">1033-10.1.0.6757</meta:user-defined>
  </office:meta>
</office:document-meta>
</file>